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Proxy.update( String name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Proxy.invoke( String name , Object params [ ] , String signature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Proxy.setAttribute(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BeanProxy.MBeanProxy( SimpleRemoteConnector jkmx ,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